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Arial, sans-serif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815a31" style:font-name="Tahoma" fo:letter-spacing="normal" fo:font-style="normal" fo:font-weight="normal"/>
    </style:style>
    <style:style style:name="T2" style:family="text">
      <style:text-properties fo:font-variant="normal" fo:text-transform="none" fo:color="#171717" style:font-name="Open Sans" fo:letter-spacing="normal" fo:font-style="normal" fo:font-weight="normal"/>
    </style:style>
    <style:style style:name="T3" style:family="text">
      <style:text-properties fo:font-variant="normal" fo:text-transform="none" style:font-name="Tahoma" fo:letter-spacing="normal" fo:font-style="normal" fo:font-weight="normal"/>
    </style:style>
    <style:style style:name="T4" style:family="text">
      <style:text-properties fo:font-variant="normal" fo:text-transform="none" style:font-name="Open Sans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size="11.25pt"/>
    </style:style>
    <style:style style:name="T7" style:family="text">
      <style:text-properties fo:color="#815a31" style:font-name="Tahoma" fo:font-size="9.75pt"/>
    </style:style>
    <style:style style:name="T8" style:family="text">
      <style:text-properties style:font-name="Tahoma"/>
    </style:style>
    <style:style style:name="T9" style:family="text">
      <style:text-properties style:font-name="Tahoma" fo:font-size="9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owski Albin Jan</text:p>
      <text:p text:style-name="P3"><text:span text:style-name="T5">Urodził się 23 sierpnia 1908 roku w Berlinie w rodzinie emigrantów. Po I wojnie światowej zamieszkał w Chojnicach, gdzie w 1930 roku zdał maturę w Państwowym <text:s/>Gimnazjum Klasycznym, dyplom magisterski uzyskał w 1948 roku na Wydziale Prawa UMK w Toruniu. </text:span><text:span text:style-name="T5">W okresie międzywojennym Albin Makowski pełnił różne funkcje: redaktora ,,Dziennika Pomorskiego” i ,,Ludu Pomorskiego”, a także referenta prawnego Zarządu Miejskiego.</text:span></text:p>
      <text:p text:style-name="P2"><text:span text:style-name="T5">W 1939 r. brał udział w obronie Warszawy. Po aresztowaniu przez Niemców w 1942 r. do końca wojny przebywał w obozie koncentracyjnym Stutthof. Po wojnie pracował w Powiatowym Komitecie Opieki Społecznej, którym kierował do 1949 r. Przez wiele lat pracował w Chojnickiej Wytwórni Sprzętu Sportowego oraz w Muzeum regionalnym. Jednocześnie kontynuował rozpoczęte od 1926 r. </text:span>gromadzenie muzealiów, które stały się <text:s/>w przyszłości podstawą Kolekcji Historyczno – Regionalnej Makowskich, udostępnionej do zwiedzania turystom. Cenne zbiory zawierały eksponaty historyczne, archeologiczne, etnograficzne, numizmatyczne, przyrodnicze, jak również bogaty księgozbiór liczący około 5 tys. woluminów. Albin Makowski był jedynym w Polsce właścicielem zbiorów troistycznych (związanych ze znaczeniem magicznych liczb). Albin Makowski poza działalnością kolekcjonerską był także wybitnym społecznikiem i regionalistą, współzałożycielem i honorowym prezesem Oddziału Zrzeszenia Kaszubsko – Pomorskiego oraz współorganizatorem i wieloletnim działaczem Chojnickiego Towarzystwa Kulturalnego. Za swoje zasługi otrzymał wiele odznaczeń, m.in. Złoty Krzyż Zasługi, <text:s/>,,Medal Zwycięstwa i Wolności”, Złotą Odznakę PTTK, a także ,,Zasłużonego Działacza Kultury”i <text:s/>Złotą Odznakę <text:s/>Zasłużonego Esperantysty. <text:s/>W roku 1977 <text:s/>został wpisany w poczet „Honorowej księgi Zasłużonych Obywateli miasta Chojnic”. Zmarł 5 sierpnia 1982 roku w Chojnicach. Jego zwłoki spoczęły w Alei Zasłużonych na cmentarzu komunalnym w Chojnicach. Zgodnie z wolą wyrażoną w testamencie, kolekcja Albina Makowskiego została przekazana miastu, a od 1983 r. należy do Muzeum Historyczno – Etnograficznego w Chojnic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Arial, sans-serif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09:51:40.21</meta:creation-date>
    <meta:document-statistic meta:table-count="0" meta:image-count="0" meta:object-count="0" meta:page-count="1" meta:paragraph-count="3" meta:word-count="276" meta:character-count="2098"/>
    <dc:date>2022-11-22T10:21:52.63</dc:date>
    <meta:editing-duration>PT13M50S</meta:editing-duration>
    <meta:editing-cycles>1</meta:editing-cycles>
    <meta:generator>OpenOffice/4.1.3$Win32 OpenOffice.org_project/413m1$Build-9783</meta:generator>
  </office:meta>
</office:document-meta>
</file>